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0f959"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44037"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553b8"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82e6d"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8a906"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93a09"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76aa7" officeooo:paragraph-rsid="00176aa7"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2e6d" officeooo:paragraph-rsid="00182e6d"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93a09" officeooo:paragraph-rsid="00193a09"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4" style:family="paragraph" style:parent-style-name="Text_20_body">
      <style:paragraph-properties fo:text-align="justify" style:justify-single-word="false"/>
    </style:style>
    <style:style style:name="P105"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text-properties fo:language="ru" fo:country="RU"/>
    </style:style>
    <style:style style:name="P107" style:family="paragraph" style:parent-style-name="Text_20_body">
      <loext:graphic-properties draw:fill="solid" draw:fill-color="#eeeeee" draw:opacity="100%"/>
      <style:paragraph-properties fo:background-color="#eeeeee"/>
      <style:text-properties fo:language="ru" fo:country="RU"/>
    </style:style>
    <style:style style:name="P10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9" style:family="paragraph" style:parent-style-name="Text_20_body">
      <style:text-properties fo:language="en" fo:country="US"/>
    </style:style>
    <style:style style:name="P110" style:family="paragraph" style:parent-style-name="Text_20_body">
      <loext:graphic-properties draw:fill="solid" draw:fill-color="#eeeeee" draw:opacity="100%"/>
      <style:paragraph-properties fo:background-color="#eeeeee"/>
    </style:style>
    <style:style style:name="P111" style:family="paragraph" style:parent-style-name="First_20_line_20_indent">
      <loext:graphic-properties draw:fill="solid" draw:fill-color="#eeeeee" draw:opacity="100%"/>
      <style:paragraph-properties fo:background-color="#eeeeee"/>
      <style:text-properties fo:language="ru" fo:country="RU"/>
    </style:style>
    <style:style style:name="P11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3" style:family="paragraph" style:parent-style-name="Text_20_body">
      <style:paragraph-properties fo:margin-left="0in" fo:margin-right="0in" fo:text-align="justify" style:justify-single-word="false" fo:text-indent="0in" style:auto-text-indent="false"/>
    </style:style>
    <style:style style:name="P114" style:family="paragraph" style:parent-style-name="Text_20_body">
      <style:paragraph-properties fo:margin-left="0in" fo:margin-right="0in" fo:text-align="justify" style:justify-single-word="false" fo:text-indent="0in" style:auto-text-indent="false"/>
      <style:text-properties fo:color="#800000"/>
    </style:style>
    <style:style style:name="P11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6" style:family="paragraph" style:parent-style-name="Text_20_body">
      <style:paragraph-properties fo:margin-left="0in" fo:margin-right="0in" fo:text-align="center" style:justify-single-word="false" fo:text-indent="0in" style:auto-text-indent="false"/>
    </style:style>
    <style:style style:name="P11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7" style:family="paragraph" style:parent-style-name="Footnote">
      <style:paragraph-properties fo:margin-left="0in" fo:margin-right="0in" fo:text-indent="0in" style:auto-text-indent="false"/>
      <style:text-properties fo:language="en" fo:country="US"/>
    </style:style>
    <style:style style:name="P128" style:family="paragraph" style:parent-style-name="Footnote">
      <style:text-properties fo:language="en" fo:country="US"/>
    </style:style>
    <style:style style:name="P129" style:family="paragraph" style:parent-style-name="Footnote">
      <style:text-properties fo:language="ru" fo:country="RU"/>
    </style:style>
    <style:style style:name="P130" style:family="paragraph" style:parent-style-name="Footnote">
      <style:text-properties style:use-window-font-color="true"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9" style:family="paragraph" style:parent-style-name="Standard">
      <style:text-properties fo:font-style="italic" style:font-style-asian="italic" style:font-style-complex="italic"/>
    </style:style>
    <style:style style:name="P140" style:family="paragraph" style:parent-style-name="Text_20_body" style:list-style-name="L1">
      <style:paragraph-properties fo:text-align="justify" style:justify-single-word="false"/>
    </style:style>
    <style:style style:name="P141" style:family="paragraph" style:parent-style-name="Text_20_body" style:list-style-name="L1">
      <style:paragraph-properties fo:text-align="justify" style:justify-single-word="false"/>
      <style:text-properties fo:language="ru" fo:country="RU"/>
    </style:style>
    <style:style style:name="P142" style:family="paragraph" style:parent-style-name="Text_20_body" style:list-style-name="L2">
      <style:paragraph-properties fo:text-align="justify" style:justify-single-word="false"/>
      <style:text-properties fo:language="ru" fo:country="RU"/>
    </style:style>
    <style:style style:name="P14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4" style:family="paragraph" style:parent-style-name="Text_20_body" style:list-style-name="L3">
      <style:text-properties fo:language="ru" fo:country="RU"/>
    </style:style>
    <style:style style:name="P145" style:family="paragraph" style:parent-style-name="Text_20_body" style:list-style-name="L3">
      <style:text-properties fo:language="ru" fo:country="RU" fo:background-color="#ffff00"/>
    </style:style>
    <style:style style:name="P14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44037"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4037" officeooo:paragraph-rsid="00182e6d"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8a906" officeooo:paragraph-rsid="0018a906" style:font-style-asian="normal" style:font-weight-asian="normal" style:font-style-complex="normal" style:font-weight-complex="normal"/>
    </style:style>
    <style:style style:name="P15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4" style:family="paragraph" style:parent-style-name="Heading_20_1">
      <loext:graphic-properties draw:fill="solid" draw:fill-color="#eeeeee" draw:opacity="100%"/>
      <style:paragraph-properties fo:background-color="#eeeeee"/>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2">
      <style:text-properties fo:language="en" fo:country="US"/>
    </style:style>
    <style:style style:name="P157" style:family="paragraph" style:parent-style-name="Heading_20_2">
      <style:text-properties fo:language="ru" fo:country="RU"/>
    </style:style>
    <style:style style:name="P158" style:family="paragraph" style:parent-style-name="Heading_20_2">
      <loext:graphic-properties draw:fill="solid" draw:fill-color="#eeeeee" draw:opacity="100%"/>
      <style:paragraph-properties fo:background-color="#eeeeee"/>
      <style:text-properties fo:language="ru" fo:country="RU"/>
    </style:style>
    <style:style style:name="P159" style:family="paragraph" style:parent-style-name="Heading_20_2">
      <loext:graphic-properties draw:fill="solid" draw:fill-color="#eeeeee" draw:opacity="100%"/>
      <style:paragraph-properties fo:background-color="#eeeeee"/>
    </style:style>
    <style:style style:name="P16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1a2a8e"/>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loext:char-shading-value="0" style:font-style-asian="normal" style:font-style-complex="normal"/>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background-color="transparent" loext:char-shading-value="0"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background-color="transparent" loext:char-shading-value="0"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fo:background-color="transparent" loext:char-shading-value="0"/>
    </style:style>
    <style:style style:name="T46" style:family="text">
      <style:text-properties style:text-position="super 58%"/>
    </style:style>
    <style:style style:name="T47" style:family="text">
      <style:text-properties fo:color="#c5000b"/>
    </style:style>
    <style:style style:name="T48" style:family="text">
      <style:text-properties fo:language="fr" fo:country="FR"/>
    </style:style>
    <style:style style:name="T49" style:family="text">
      <style:text-properties fo:color="#0000ff"/>
    </style:style>
    <style:style style:name="T50" style:family="text">
      <style:text-properties fo:color="#3333ff"/>
    </style:style>
    <style:style style:name="T51" style:family="text">
      <style:text-properties fo:color="#3333ff" fo:language="en" fo:country="US"/>
    </style:style>
    <style:style style:name="T52" style:family="text">
      <style:text-properties fo:font-style="normal" style:font-style-asian="normal" style:font-style-complex="normal"/>
    </style:style>
    <style:style style:name="T53" style:family="text">
      <style:text-properties fo:color="#0066ff"/>
    </style:style>
    <style:style style:name="T54" style:family="text">
      <style:text-properties fo:color="#0066ff" fo:language="en" fo:country="US" fo:font-style="normal" fo:background-color="transparent" loext:char-shading-value="0" style:font-style-asian="normal" style:font-style-complex="normal"/>
    </style:style>
    <style:style style:name="T55" style:family="text">
      <style:text-properties fo:background-color="#ffff00" loext:char-shading-value="0"/>
    </style:style>
    <style:style style:name="T56" style:family="text">
      <style:text-properties fo:color="#00ccff"/>
    </style:style>
    <style:style style:name="T57" style:family="text">
      <style:text-properties fo:font-weight="normal" style:font-weight-asian="normal" style:font-weight-complex="normal"/>
    </style:style>
    <style:style style:name="T58" style:family="text">
      <style:text-properties fo:color="#0066cc"/>
    </style:style>
    <style:style style:name="T59" style:family="text">
      <style:text-properties fo:color="#0000cc"/>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fo:font-style="italic" style:font-style-asian="italic" style:font-style-complex="italic"/>
    </style:style>
    <style:style style:name="T62" style:family="text">
      <style:text-properties officeooo:rsid="0010f959"/>
    </style:style>
    <style:style style:name="T63" style:family="text">
      <style:text-properties officeooo:rsid="00144037"/>
    </style:style>
    <style:style style:name="T64" style:family="text">
      <style:text-properties officeooo:rsid="001553b8"/>
    </style:style>
    <style:style style:name="T65" style:family="text">
      <style:text-properties officeooo:rsid="00176aa7"/>
    </style:style>
    <style:style style:name="T66" style:family="text">
      <style:text-properties officeooo:rsid="00182e6d"/>
    </style:style>
    <style:style style:name="T67" style:family="text">
      <style:text-properties officeooo:rsid="0018a906"/>
    </style:style>
    <style:style style:name="T68" style:family="text">
      <style:text-properties officeooo:rsid="00193a09"/>
    </style:style>
    <style:style style:name="T69" style:family="text">
      <style:text-properties officeooo:rsid="00198dc2"/>
    </style:style>
    <style:style style:name="T70" style:family="text">
      <style:text-properties officeooo:rsid="001a2a8e"/>
    </style:style>
    <style:style style:name="T71" style:family="text">
      <style:text-properties officeooo:rsid="001b7d0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6">Обмен ( <text:a xlink:type="simple" xlink:href="https://darkpony.ru/obmen/" text:style-name="Internet_20_link" text:visited-style-name="Visited_20_Internet_20_Link">https://darkpony.ru/obmen/</text:a> )</text:p>
      <text:p text:style-name="P109">Fallout Equestria</text:p>
      <text:p text:style-name="P106">Розовые глазки (<text:span text:style-name="T8">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90342568513166819" text:style-name="L1">
        <text:list-item>
          <text:p text:style-name="P140">добавить детектив <text:span text:style-name="T1">(реализовано)</text:span>+ магические уроки/трактаты Старсвирла (реализовано)</text:p>
        </text:list-item>
        <text:list-item>
          <text:p text:style-name="P141">Терра несколько раз пытается убить Макса (один раз — в аквапарке). Несколько раз Макса спасает Селестия (даёт приказы Нексусу)</text:p>
        </text:list-item>
        <text:list-item>
          <text:p text:style-name="P141">Книги:</text:p>
        </text:list-item>
      </text:list>
      <text:list xml:id="list6394466412756141104" text:style-name="L2">
        <text:list-item>
          <text:p text:style-name="P142">«Великие грифоны прошлого» - из канона (5<text:span text:style-name="T8">s8e)</text:span></text:p>
        </text:list-item>
        <text:list-item>
          <text:p text:style-name="P142">«Высшие заклинания в повседневном использовании: от песчинки до дворца»</text:p>
        </text:list-item>
        <text:list-item>
          <text:p text:style-name="P143">«Малоизвестные аспекты магии трансформаций»</text:p>
        </text:list-item>
        <text:list-item>
          <text:p text:style-name="P14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2">Дасти Вейфарер «Зебрианская культура, быт и фольклор»</text:p>
        </text:list-item>
        <text:list-item>
          <text:p text:style-name="P142">«Краткая история Эквестрии»</text:p>
        </text:list-item>
        <text:list-item>
          <text:p text:style-name="P142">«Шедевры архитектуры Эквестрии» с разделом о Кантерлотском Королевском Дворце</text:p>
        </text:list-item>
        <text:list-item>
          <text:p text:style-name="P142">«Великие дела и великие чары». Страница 893: …</text:p>
        </text:list-item>
        <text:list-item>
          <text:p text:style-name="P142">«Природа Проклятий» - обмен</text:p>
        </text:list-item>
        <text:list-item>
          <text:p text:style-name="P142">«<text:span text:style-name="T45">Магия для Чайников</text:span>» - обмен</text:p>
        </text:list-item>
        <text:list-item>
          <text:p text:style-name="P142">«Энциклопедия Арканум» - обмен</text:p>
        </text:list-item>
        <text:list-item>
          <text:p text:style-name="P142">«О Гейсах» - обмен</text:p>
        </text:list-item>
        <text:list-item>
          <text:p text:style-name="P142">«<text:span text:style-name="T55">Тайны Тайных Наук</text:span>» - обмен</text:p>
        </text:list-item>
        <text:list-item>
          <text:p text:style-name="P143"><text:soft-page-break/>«Основы Заклятий» - обмен</text:p>
        </text:list-item>
        <text:list-item>
          <text:p text:style-name="P142">«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554903459484238521" text:style-name="L3">
        <text:list-item>
          <text:p text:style-name="P14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5">Селестия — переменчивая пони. В одно время не строгая, а в другое может быть такой, что страшно становится</text:p>
        </text:list-item>
        <text:list-item>
          <text:p text:style-name="P144">У Селестии были такие элементы гармонии: Магия, Доброта, Смех. У Луны — Верность, Честность, Щедрость. (ксенофазия)</text:p>
        </text:list-item>
        <text:list-item>
          <text:p text:style-name="P14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4">Около 820-ти лет назад будущий маг Лайтнинг Стар поступил на обучение к наставнику Тииспоту</text:p>
        </text:list-item>
        <text:list-item>
          <text:p text:style-name="P14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4">У Селестии грива и хвост развеваются и переливаются от магического шампуня</text:p>
        </text:list-item>
        <text:list-item>
          <text:p text:style-name="P144">Тело Селестии очень крепкое — может выдержать несколько тонн земли</text:p>
        </text:list-item>
        <text:list-item>
          <text:p text:style-name="P144">Дискорд намного старше принцесс, его магия сильнее ихней на голову</text:p>
        </text:list-item>
        <text:list-item>
          <text:p text:style-name="P144">Луна младше Селестии на 3 года. Сёстрам около 5000 лет. По другим данным, Селестии около 2500 лет (Обмен).</text:p>
        </text:list-item>
        <text:list-item>
          <text:p text:style-name="P144">Принцессы начали войну с Дискордом в возрасте, когда им было около 700 лет — и продолжалась война почти сто лет</text:p>
        </text:list-item>
        <text:list-item>
          <text:p text:style-name="P144">Самый главный враг сестёр и Дискорда — скука</text:p>
        </text:list-item>
        <text:list-item>
          <text:p text:style-name="P144">В Эквестрии на одного жеребца приходится четыре - пять кобыл</text:p>
        </text:list-item>
        <text:list-item>
          <text:p text:style-name="P14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4">Селестия в первые полторы тысячи лет путешествовала — и заварила несколько войн (две — с Эквестрией, в одной была против Луны)</text:p>
        </text:list-item>
        <text:list-item>
          <text:p text:style-name="P144">Настоящий цвет гривы Селестии — клубнично-розовая. Радужный цвет гривы и хвоста поддерживается магией</text:p>
        </text:list-item>
        <text:list-item>
          <text:p text:style-name="P144">Кроме Дискорда, старше сестёр ещё старейшина драконов</text:p>
        </text:list-item>
        <text:list-item>
          <text:p text:style-name="P144"><text:soft-page-break/>Кэйденс не прожила и 60-ти лет и является низкорожденной</text:p>
        </text:list-item>
        <text:list-item>
          <text:p text:style-name="P14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4">Народ тихо фигел от нововведений и с ещё большим ожесточением продолжал делать по-своему</text:p>
        </text:list-item>
        <text:list-item>
          <text:p text:style-name="P14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4">Когда пони женятся, они обмениваются ножными браслетами</text:p>
        </text:list-item>
        <text:list-item>
          <text:p text:style-name="P144">Светилами, кроме сестёр, могут управлять единороги (группы), Дискорд, Твайлайт и Старсвирл</text:p>
        </text:list-item>
        <text:list-item>
          <text:p text:style-name="P144">Королева Кризалис — правительница Зелёной Долины</text:p>
        </text:list-item>
        <text:list-item>
          <text:p text:style-name="P144">Мать Луны и Селестии — аликорн Лорен. Мать Дискорда — Алиса (пони-человек)</text:p>
        </text:list-item>
        <text:list-item>
          <text:p text:style-name="P14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4">Искусственный интеллект. Создан Владом и Максом. Разработан для управления корпорациями.</text:p>
      <text:h text:style-name="Heading_20_3" text:outline-level="3">Норф</text:h>
      <text:p text:style-name="P104">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10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3">Единорог. Холост, молод, мечтателен. Живёт в Кантерлоте. В свободное время рисует облака.</text:p>
      <text:h text:style-name="Heading_20_3" text:outline-level="3">Алекс</text:h>
      <text:p text:style-name="P113">Менеджер проектов, над одним из которых (Нексус) работает Макс.</text:p>
      <text:h text:style-name="Heading_20_3" text:outline-level="3"><text:soft-page-break/>Ростик</text:h>
      <text:p text:style-name="P113">Лидер команды тестировщиков</text:p>
      <text:h text:style-name="Heading_20_3" text:outline-level="3">Стас</text:h>
      <text:p text:style-name="P113">Программист-новичок в команде Макса.</text:p>
      <text:h text:style-name="Heading_20_3" text:outline-level="3">Рома</text:h>
      <text:p text:style-name="P113">Программист в команде UI-программистов</text:p>
      <text:h text:style-name="Heading_20_3" text:outline-level="3">Анджела</text:h>
      <text:p text:style-name="P113">Сисадмин. Флиртует с Максом.</text:p>
      <text:p text:style-name="P113"/>
      <text:h text:style-name="Heading_20_2" text:outline-level="2">Положения</text:h>
      <text:p text:style-name="P11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6" text:outline-level="2">1. Терра</text:h>
      <text:p text:style-name="P27">музыка - кондовая электронная, холодная и отчаянная (Electronics “Disappointed”)</text:p>
      <text:p text:style-name="P11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6"><text:note text:id="ftn1" text:note-class="footnote"><text:note-citation>1</text:note-citation><text:note-body><text:p text:style-name="P12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2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7"><text:span text:style-name="T8">&gt;\</text:span>Привет, Нексус. Это Макс.</text:p>
      <text:p text:style-name="P77"><text:span text:style-name="T8">&lt;\</text:span>Привет Макс. <text:span text:style-name="T1">Рад тебя видеть. Где ты отсутствовал три дня?</text:span></text:p>
      <text:p text:style-name="P77"><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77"><text:span text:style-name="T8">&gt;\</text:span>Как называется наш проект?</text:p>
      <text:p text:style-name="P77"><text:span text:style-name="T8">&lt;\</text:span>Дайсон.</text:p>
      <text:p text:style-name="P77"><text:span text:style-name="T8">&gt;\</text:span>Сколько тебе лет?</text:p>
      <text:p text:style-name="P77"><text:span text:style-name="T8">&lt;\</text:span>Два года с начала запуска кластера.</text:p>
      <text:p text:style-name="P77"><text:span text:style-name="T8">&gt;\</text:span>Какой сейчас год?</text:p>
      <text:p text:style-name="P77"><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77"><text:span text:style-name="T8">&gt;\</text:span>Нексус, отключи память <text:span text:style-name="T1">заданий</text:span> за последнюю неделю.</text:p>
      <text:p text:style-name="P77"><text:span text:style-name="T8">&lt;\</text:span>Выполнено.</text:p>
      <text:p text:style-name="P77"><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7"><text:span text:style-name="T8">&lt;\</text:span><text:span text:style-name="T1">Тебя понял. Читаю задачу...</text:span></text:p>
      <text:p text:style-name="P7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8">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8">Ограничени<text:span text:style-name="T1">е 2: решение должно находиться в правовых рамках уголовного и административного кодекса.</text:span></text:p>
      <text:p text:style-name="P78">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8"><text:span text:style-name="T8">&lt;\</text:span><text:span text:style-name="T1">Выполняю задачу</text:span>...</text:p>
      <text:p text:style-name="P78"><text:span text:style-name="T8">&lt;\</text:span>...</text:p>
      <text:p text:style-name="P78"><text:span text:style-name="T8">&lt;\</text:span>Решение:</text:p>
      <text:p text:style-name="P78"><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8"><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77"><text:span text:style-name="T8">&gt;</text:span>\Нексус, почему ты используешь жёсткие настройки <text:span text:style-name="T1">для решения задачи</text:span>?</text:p>
      <text:p text:style-name="P77"><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77"><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2">Ага, уже теплее.</text:p>
      <text:p text:style-name="P42"/>
      <text:p text:style-name="P77"><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85">Гудки.</text:p>
      <text:p text:style-name="P42"><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16">***</text:p>
      <text:p text:style-name="P116"/>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8">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8">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1">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5">ворил </text:span><text:span text:style-name="T2">—</text:span><text:span text:style-name="T4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5">А у нас получается... </text:span><text:span text:style-name="T2">–</text:span><text:span text:style-name="T4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8">AI <text:span text:style-name="T2">– </text:span><text:span text:style-name="T4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80">Музыка быстрая, тревожная, надорваная и печальная (Pet Shop Boys “So Hard” ?)</text:p>
      <text:p text:style-name="P29"/>
      <text:p text:style-name="P11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5">, </text:span><text:span text:style-name="T2">а от валиума таких глюков у меня ни разу не было</text:span><text:span text:style-name="T4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0">(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1">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6">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9">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8">Jack of Hearts</text:span><text:span text:style-name="T48"><text:note text:id="ftn7" text:note-class="footnote"><text:note-citation>7</text:note-citation><text:note-body><text:p text:style-name="Footnote"><text:bookmark text:name="result_box1"/><text:span text:style-name="T48">Jack of Hearts</text:span> <text:span text:style-name="T1">– Червовый валет (фр.)</text:span></text:p></text:note-body></text:note></text:span><text:span text:style-name="T48">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9">Спи, сестра моя родная,<text:line-break/>Спи. Усни.<text:line-break/>Крыльями тебя укрою,<text:line-break/>Спи. Усни.</text:p><text:p text:style-name="P129"><text:tab/>В чаще тёмной волки воют,<text:line-break/>Спи. Усни.</text:p><text:p text:style-name="P129"><text:tab/>В мрачном замке духи ноют,<text:line-break/>Спи. Усни.</text:p><text:p text:style-name="P129"><text:tab/>Сказки вечность нам читает,<text:line-break/>Спи. Усни.<text:line-break/>День осенний угасает,<text:line-break/>Спи. Усни.<text:line-break/>Помни только в сне глубоком,</text:p><text:p text:style-name="P12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8">3. </text:span>Кантерлот</text:h>
      <text:p text:style-name="P81">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33588932356163004" text:style-name="L4">
        <text:list-item>
          <text:p text:style-name="P14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27"><text:s/>Сколько страниц сегодня нахреначили?</text:p><text:p text:style-name="P128">– <text:span text:style-name="T1">Восемь, учитель!</text:span></text:p><text:p text:style-name="P128">–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9"><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9"><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79"><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text:soft-page-break/>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9">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угрожающе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text:soft-page-break/>Аликорница сникла. Уши её опустились.</text:p>
      <text:p text:style-name="P52"><text:span text:style-name="T8">– </text:span>Макс, не надо... Ты же знаешь, я этого не сделаю.</text:p>
      <text:p text:style-name="P5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0">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57"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49">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56" text:outline-level="2">6. Стыд</text:h>
      <text:p text:style-name="P52"/>
      <text:p text:style-name="P68">~~~ Завтра на семь в библиотеке ~~~</text:p>
      <text:p text:style-name="P68"/>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0">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text:soft-page-break/>–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5">старший. </text:span><text:span text:style-name="T2">–</text:span><text:span text:style-name="T4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5">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82">Mark Knopfler — Hill Farmers Blues — или на следующую главу (прощание)</text:p>
      <text:p text:style-name="P52"/>
      <text:p text:style-name="P6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8">— оставить тебе напутствие.</text:span></text:p>
      <text:p text:style-name="P6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6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46"><text:soft-page-break/>…</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31">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7"> </text:span><text:span text:style-name="T31">Его центр занимал высокий </text:span><text:span text:style-name="T37">кругл</text:span><text:span text:style-name="T31">ый</text:span><text:span text:style-name="T37"> </text:span><text:span text:style-name="T31">футон</text:span><text:span text:style-name="T37"> </text:span><text:span text:style-name="T31">с</text:span><text:span text:style-name="T37"> велик</text:span><text:span text:style-name="T31">им</text:span><text:span text:style-name="T37"> множество</text:span><text:span text:style-name="T31">м</text:span><text:span text:style-name="T3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oft-page-break/><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0">Мне печалиться не стоит</text:p><text:p text:style-name="P130">Жизнь прекрасна и ярка</text:p><text:p text:style-name="P130">Телом молода, душою —</text:p><text:p text:style-name="P130">Как дракон морской мудра</text:p><text:p text:style-name="P130"/><text:p text:style-name="P130">Я видала взлёт империй,</text:p><text:p text:style-name="P130">Я жила среди легенд,</text:p><text:p text:style-name="P130">Древней магии мистерий</text:p><text:p text:style-name="P130">Я прилежнейший студент</text:p><text:p text:style-name="P130"/><text:p text:style-name="P130">Обожаема народом,</text:p><text:p text:style-name="P130">Уважаема врагом,</text:p><text:p text:style-name="P130">Но друзей моих немного,</text:p><text:p text:style-name="P130">Гложет душу холодом</text:p><text:p text:style-name="P130"/><text:p text:style-name="P130">Одинока и печальна,</text:p><text:p text:style-name="P130">Недоступна и строга,</text:p><text:p text:style-name="P130">Потеряла изначальный</text:p><text:p text:style-name="P130">Смысл жизни навсегда</text:p><text:p text:style-name="P130"/><text:p text:style-name="P130">Жизнь моя теперь публична,</text:p><text:p text:style-name="P130">Жизнь моя теперь для всех,</text:p><text:p text:style-name="P130">В этом — горе, в этом — счастье,</text:p><text:p text:style-name="P13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7">– </text:span><text:span text:style-name="T31">Говорят, в Додж-сити почти не осталось жителей. В местном депо перестали обслуживать паровозы из-за отсутствия рабочих. Старик </text:span><text:span text:style-name="T37">–</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7">– </text:span><text:span text:style-name="T41">А из Пинто Крика уже месяц нет новостей...</text:span></text:p>
      <text:p text:style-name="P5"><text:span text:style-name="T37">– </text:span><text:span text:style-name="T41">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1">– </text:span>“<text:span text:style-name="T1">Что я могу сделать, чтобы вернуть всё назад?</text:span>”</text:p>
      <text:p text:style-name="P14"><text:span text:style-name="T41">– </text:span><text:span text:style-name="T31">Так и сказала?</text:span></text:p>
      <text:p text:style-name="P1"><text:span text:style-name="T37">–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1">– </text:span><text:span text:style-name="T31">Что бы это значило, Флер?</text:span></text:p>
      <text:p text:style-name="P14"><text:span text:style-name="T41">–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7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4">– Куда проваливаться?</text:p>
      <text:p text:style-name="P74">– Они не знают. В тех провалах не видно дна...</text:p>
      <text:p text:style-name="P74">…</text:p>
      <text:p text:style-name="P7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4">– Леди и джентлькольты! Приём окончен! Её Высочество Принцесса Селестия будет рада видеть <text:s/>вас в следующую среду!</text:p>
      <text:p text:style-name="P7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6">—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text:soft-page-break/>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6"/>
      <text:p text:style-name="P1"><text:span text:style-name="T38">&lt;</text:span><text:span text:style-name="T54">Mark Knopfler - </text:span><text:span text:style-name="T53">Hill Farmer's Blues</text:span><text:span text:style-name="T38">&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6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8">Так возникли аликорны.</text:p>
      <text:p text:style-name="P6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8">Имя её было Селестия.</text:p>
      <text:p text:style-name="P68">За ней последовала и сестра её, Луна.</text:p>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8">То есть, всегда.</text:p>
      <text:p text:style-name="P68">Тут и сказке конец. А теперь, Эйприл, залазь на полку и закрывай глазки.</text:p>
      <text:p text:style-name="P68">– Ну мааам! Раскажи ещё что-нибудь! Про Сомбру!</text:p>
      <text:p text:style-name="P6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горгулия?</text:p>
      <text:p text:style-name="P68">– <text:s/>Тебя я забрать ему не дам. А в дядю не тыкай копытом, это невежливо! Спи уже, мой маленький!</text:p>
      <text:p text:style-name="P68">– Поцелуй меня на ночь, мам!</text:p>
      <text:p text:style-name="P68"><text:soft-page-break/>– Конечно, мой хороший...</text:p>
      <text:p text:style-name="P6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7">–</text:span><text:span text:style-name="T31">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text:soft-page-break/>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text:soft-page-break/>–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7">.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17"><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text:soft-page-break/>–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8">– Ага, он был закладкой в четвёртом номере «PlayMare», в разделе «Тридцать две позы, которые удивят вашего френдкольта».</text:p>
      <text:p text:style-name="P68">– Спайк! Немедленно ложись спать!</text:p>
      <text:p text:style-name="P68">– Уже иду. Кукурузу доем только и иду.</text:p>
      <text:p text:style-name="P68">– Кстати, а почему Индрэ считали одержимым?</text:p>
      <text:p text:style-name="P6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68">– Так у вас знают про людей? Вот это новость!. В Кантерлоте, да и в Понивилле все обращаются со мной, как с диковинкой.</text:p>
      <text:p text:style-name="P6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8">– Хм. Ясно. Продолжай, Твайлайт.</text:p>
      <text:p text:style-name="P52"/>
      <text:p text:style-name="P5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text:soft-page-break/>– В сейфе, я в курсе.</text:p>
      <text:p text:style-name="P68"/>
      <text:p text:style-name="P70">***</text:p>
      <text:p text:style-name="P81">&lt;Seal — Amazing <text:span text:style-name="T1">(T</text:span><text:span text:style-name="T8">hin White Duke Remix)</text:span>&gt;</text:p>
      <text:p text:style-name="P68">Дата: 12.04.1003 А.С.</text:p>
      <text:p text:style-name="P68">Эксперимент: заклинание Воплощения Индрэ</text:p>
      <text:p text:style-name="P68">Испытуемая: Эпплджек</text:p>
      <text:p text:style-name="P68">Синопсис: запись сна со слов испытуемой</text:p>
      <text:p text:style-name="P68">Замечания: замечаний нет</text:p>
      <text:p text:style-name="P68"/>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8"/>
      <text:p text:style-name="P68">Примечания: ПипБак? Стойло? Двойники? Параллельные Эквестрии?</text:p>
      <text:p text:style-name="P1"/>
      <text:p text:style-name="P3">***</text:p>
      <text:p text:style-name="P1"/>
      <text:p text:style-name="P68">Дата: 12.04.1003 А.С.</text:p>
      <text:p text:style-name="P68">Эксперимент: заклинание Воплощения Индрэ</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Хренасе... Человеки рулят...» <text:span text:style-name="T12">—</text:span><text:span text:style-name="T13"> </text:span><text:span text:style-name="T5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6">d.notive — Talking Flight</text:span>&gt;</text:p>
      <text:p text:style-name="P68">Дата: 12.04.1003 А.С.</text:p>
      <text:p text:style-name="P68">Эксперимент: заклинание Воплощения Индрэ</text:p>
      <text:p text:style-name="P68">Испытуемая: Рэрити</text:p>
      <text:p text:style-name="P68">Синопсис: запись сна со слов испытуемой</text:p>
      <text:p text:style-name="P68">Замечания: замечаний нет</text:p>
      <text:p text:style-name="P68"/>
      <text:p text:style-name="P1"><text:span text:style-name="T31">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7"> </text:span><text:span text:style-name="T40">— чёрный экран. Он высасывает из </text:span>эгрегора Эквестрии (места, откуда берутся и куда уходят <text:span text:style-name="T1">всепони</text:span><text:span text:style-name="T6">, </text:span><text:span text:style-name="T40">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8"/>
      <text:p text:style-name="P70">***</text:p>
      <text:p text:style-name="P68"/>
      <text:p text:style-name="P68">Дата: 12.04.1003 А.С.</text:p>
      <text:p text:style-name="P68">Эксперимент: заклинание Воплощения Индрэ</text:p>
      <text:p text:style-name="P68">Испытуемая: Флаттершай</text:p>
      <text:p text:style-name="P68">Синопсис: описание пробуждения испытуемой</text:p>
      <text:p text:style-name="P6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 Примечания: при виде кексиков истерика случилась с Пинки Пай.</text:p>
      <text:p text:style-name="P68"/>
      <text:p text:style-name="P54">***</text:p>
      <text:p text:style-name="P52"/>
      <text:p text:style-name="P68">Дата: 12.04.1003 А.С.</text:p>
      <text:p text:style-name="P68">Эксперимент: заклинание Воплощения Индрэ</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
      <text:p text:style-name="P68">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text:soft-page-break/>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1">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text:soft-page-break/>–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7">—</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text:soft-page-break/>–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7"> </text:span><text:span text:style-name="T31">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1">.</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8">Чужестранец-человек разбил сердце нашей обожаемой Селестии! Двор в отчаянии </text:span><text:span text:style-name="T12">—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7">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7">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oft-page-break/><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57">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57">эт правда?</text:span></text:p>
      <text:p text:style-name="P52"><text:soft-page-break/><text:span text:style-name="T13">– </text:span><text:span text:style-name="T57">Какая из? Их много, вообще-то. Ик!</text:span></text:p>
      <text:p text:style-name="P52"><text:span text:style-name="T13">– </text:span><text:span text:style-name="T57">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57">Макс, </text:span><text:span text:style-name="T13">– </text:span><text:span text:style-name="T57">захихикала Пинки, взъерошив копытами розовые кудряшки и попытавшись соорудить из них бороду, </text:span><text:span text:style-name="T13">– </text:span><text:span text:style-name="T5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57">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57">Ты что-о-о! Нельзя любить фаэри! Она похитит твоё сердце, и ты будешь искать её, пока не... </text:span><text:span text:style-name="T13">– </text:span><text:span text:style-name="T57">Пинки погрузилась в так и не съеденный салат «по-Кантерлотски» и захрапела.</text:span></text:p>
      <text:p text:style-name="P52"><text:span text:style-name="T13">– </text:span><text:span text:style-name="T57">Пока не умру?</text:span></text:p>
      <text:p text:style-name="P52"><text:span text:style-name="T13">– </text:span><text:span text:style-name="T57">Нет, глупенький, </text:span><text:span text:style-name="T13">– </text:span><text:span text:style-name="T57">пробулькала Пинки из миски. </text:span><text:span text:style-name="T13">– </text:span><text:span text:style-name="T57">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2"/>
      <text:p text:style-name="P71">Приветствую тебя, мой маленький человек!</text:p>
      <text:p text:style-name="P7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71"><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03">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7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7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1">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1">«<text:span text:style-name="T8">P.S. Н</text:span>е гневите мироздание воровством! <text:span text:style-name="T28">Обмен рулит</text:span>!»</text:p>
      <text:p text:style-name="P7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1">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71"/>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68"/>
      <text:h text:style-name="Heading_20_2" text:outline-level="2">13. Мэйнхэттен</text:h>
      <text:p text:style-name="P83">ZZ Top – Gimme all your lovin</text:p>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8">***</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soft-page-break/>…</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105">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Мля.</text:p>
      <text:p text:style-name="P56"><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7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4">Принцесса Селестия Эквестрийская» </text:span><text:span text:style-name="T39">– </text:span><text:span text:style-name="T43">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58">***</text:p>
      <text:p text:style-name="P56"><text:soft-page-break/></text:p>
      <text:p text:style-name="P56">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0">вайлайт в Понивилле, услышав про портативный ускоритель, захочет его получить. Макс смутится</text:span><text:span text:style-name="T8">&gt;</text:span></text:p>
      <text:p text:style-name="P56">Снаружи послышался вой сирены и цокот множества копыт.</text:p>
      <text:p text:style-name="P5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8">– </text:span>Это твои двадцать минут? <text:span text:style-name="T8">– </text:span>возмутился я. <text:span text:style-name="T8">– </text:span>Да ещё и десяти не прошло!</text:p>
      <text:p text:style-name="P56">Дэш вымучено скривилась.</text:p>
      <text:p text:style-name="P56"><text:span text:style-name="T8">–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8">– </text:span>Ну уж фигушки. Я тебя тут не оставлю.</text:p>
      <text:p text:style-name="P5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8">– </text:span>Быстро за мной! <text:span text:style-name="T8">–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8">– Ю-</text:span>хууу<text:span text:style-name="T8">!!!</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8">– </text:span>Где-то тут должна быть дверь на крышу. Не могли же они залазить туда по пожарной лестнице?</text:p>
      <text:p text:style-name="P56"><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8">– </text:span>Макс, подвинься!</text:p>
      <text:p text:style-name="P56">Пегаска оттеснила меня крупом и повернулась к двери задом.</text:p>
      <text:p text:style-name="P56"><text:span text:style-name="T8">–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8">– </text:span>Ты чего на меня так уставился? <text:span text:style-name="T8">– </text:span>подозрительно спросила пегаска.</text:p>
      <text:p text:style-name="P56"><text:span text:style-name="T8">– </text:span>Да так… Не ожидал, что ты такая…</text:p>
      <text:p text:style-name="P5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8">– </text:span>Ты! Не! По! Нял! Те! Бе! Не! Льзя! Тут! Ос! Та! ВАТЬСЯ!!! <text:span text:style-name="T8">–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8">–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text:soft-page-break/>Некоторое время было тихо. Потом хлопнули ставни и чей-то сонный голос недовольно пробормотал:</text:p>
      <text:p text:style-name="P56"><text:span text:style-name="T8">–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8">–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8">–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ый экспонат шоу уродцев.</text:p>
      <text:p text:style-name="P56"><text:span text:style-name="T8">– </text:span>А это у нас кто? Гмм. Пегаска. Вот так раз! Рэйнбоу Дэш! Какими судьбами?</text:p>
      <text:p text:style-name="P56"><text:span text:style-name="T8">– </text:span>ТРИКСИ! <text:span text:style-name="T8">– <text:s/></text:span>фейсхуфнула Дэш. <text:span text:style-name="T8">– </text:span>Во имя Селестии, ЧТО ты тут делаешь?!!</text:p>
      <text:p text:style-name="P5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8">– </text:span>Ей ведь нельзя рассказывать, да?</text:p>
      <text:p text:style-name="P56"><text:span text:style-name="T8">– </text:span>Нельзя. <text:span text:style-name="T8">– </text:span>подтвердил я. <text:span text:style-name="T8">–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8">– </text:span>ОГО!</text:p>
      <text:p text:style-name="P56">Единорожка аж уселась на крыльцо от удивления.</text:p>
      <text:p text:style-name="P56"><text:span text:style-name="T8">– </text:span>Представлем себе, ЧТО вы скрываете, если пегаска готова на ТАКОЕ! Признаюсь, вам удалось нас заинтересовать!</text:p>
      <text:p text:style-name="P56"><text:soft-page-break/>Единорожка в задумчивости стала ходить по веранде туда-сюда, разговаривая сама с собой.</text:p>
      <text:p text:style-name="P56"><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8">– </text:span>Мы приняли решение не выдавать вас полиции в обмен на то, что вы расскажете нам о вашей секретной миссии!</text:p>
      <text:p text:style-name="P56"><text:span text:style-name="T8">– </text:span>Не пойдёт! <text:span text:style-name="T8">– </text:span>заявил я. <text:span text:style-name="T8">– </text:span>Я уже сказал, что это тайна. Мне добавить нечего.</text:p>
      <text:p text:style-name="P56"><text:span text:style-name="T8">– </text:span>Да неужели? <text:span text:style-name="T8">– </text:span>захлопала ресницами Трикси. <text:span text:style-name="T8">–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text:p>
      <text:p text:style-name="P50"/>
      <text:p text:style-name="P5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8">– </text:span>Стой! Что ты там сказала о Селестии?</text:p>
      <text:p text:style-name="P56">Трикси молча левитировала мне газеты с трюмо.</text:p>
      <text:p text:style-name="P56">Фак! Фак-фак-фак!!!</text:p>
      <text:p text:style-name="P56">«<text:span text:style-name="T28">Исчезновение дневной главы диархии: Эквестрия в панике!</text:span>» (статья двухдневной давности).</text:p>
      <text:p text:style-name="P56">«<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6">«<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6">«<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0"><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6"><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8">–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8"/>
      <text:p text:style-name="P6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3">–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5"><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56"><text:soft-page-break/>МУ-ХА-ХА!</text:p>
      <text:p text:style-name="P56">Кажется, я знаю, как показать фак провидению! <text:span text:style-name="T8">Show must go on! &lt;</text:span><text:span text:style-name="T20">Макс задумал вместо Селестии использовать Элементы гармонии</text:span><text:span text:style-name="T8">&gt;</text:span></text:p>
      <text:p text:style-name="P56">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56">Единорожка задумалась и продолжила:</text:p>
      <text:p text:style-name="P5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8"/>
      <text:h text:style-name="Heading_20_2" text:outline-level="2">14. <text:span text:style-name="T1">Деградация</text:span></text:h>
      <text:p text:style-name="P50">&lt;<text:span text:style-name="T59">David Bowie - Lets Dance/ Ashes To Ashes</text:span></text:p>
      <text:p text:style-name="P50"><text:span text:style-name="T59">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8">***</text:p>
      <text:p text:style-name="P56"/>
      <text:p text:style-name="P56">Три дня спустя…</text:p>
      <text:p text:style-name="P56"/>
      <text:p text:style-name="P56">«<text:span text:style-name="T28">Добро пожаловать в Груммингтон! Вам здесь рады!</text:span></text:p>
      <text:p text:style-name="P56"><text:soft-page-break/><text:span text:style-name="T28">Население города </text:span><text:span text:style-name="T60">302 пони</text:span><text:span text:style-name="T28">.</text:span></text:p>
      <text:p text:style-name="P56"><text:span text:style-name="T60">250 пони</text:span><text:span text:style-name="T28">.</text:span></text:p>
      <text:p text:style-name="P56"><text:span text:style-name="T60">125 поней</text:span><text:span text:style-name="T28">.</text:span></text:p>
      <text:p text:style-name="P56"><text:span text:style-name="T28">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20">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7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3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8">Дружба </text:span><text:span text:style-name="T34">—</text:span><text:span text:style-name="T18"> </text:span><text:span text:style-name="T3">э</text:span><text:span text:style-name="T18">то, </text:span><text:span text:style-name="T61">так её </text:span><text:span text:style-name="T3">разэтак</text:span><text:span text:style-name="T61">,</text:span><text:span text:style-name="T18"> магия!</text:span><text:span text:style-name="T52">»</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Ы-ы-ы-ы-ы-ы-ы!</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обняв мою ногу, заснула.</text:p>
      <text:p text:style-name="P5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60">37 пни</text:span></text:p>
      <text:p text:style-name="P76">24пн</text:p>
      <text:p text:style-name="P76">15</text:p>
      <text:p text:style-name="P56"><text:span text:style-name="T28">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2"><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6">«<text:span text:style-name="T28">Добро пожаловать в Груммингтон! Вам здесь рады!</text:span></text:p>
      <text:p text:style-name="P56"><text:span text:style-name="T28">Население города </text:span><text:span text:style-name="T60">302 пони</text:span><text:span text:style-name="T28">.</text:span></text:p>
      <text:p text:style-name="P56"><text:span text:style-name="T60">250 пони</text:span><text:span text:style-name="T28">.</text:span></text:p>
      <text:p text:style-name="P56"><text:span text:style-name="T60">125 поней</text:span><text:span text:style-name="T28">.</text:span></text:p>
      <text:p text:style-name="P56"><text:span text:style-name="T28">54 паня.</text:span>»</text:p>
      <text:p text:style-name="P56">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text:soft-page-break/>УУУУУУРРРРРРГГГГХХХХХХХ!!!<text:span text:style-name="T8">&lt;</text:span><text:span text:style-name="T51">Metallica-Enter Sandman</text:span><text:span text:style-name="T8">&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7"/>
      <text:p text:style-name="P67">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50">&lt;<text:span text:style-name="T50">Elo - Sorrow about to fall</text:span>&gt;</text:p>
      <text:p text:style-name="P56">Филлидельфия была слишком велика, чтобы сгинуть полностью — провал расколол её пополам.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text:span text:style-name="T62">Д</text:span>етский <text:span text:style-name="T62">самокат</text:span>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ухсот тысяч!!!</text:span>»</text:p>
      <text:p text:style-name="P56">Ха! С таким прогрессом они скоро за меня будут и миллион предлагать: за последние дни мы в небе не видели ни одного пегасьего дозора.</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text:soft-page-break/>–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text:span text:style-name="T62">валяющийся</text:span> рядом с нами <text:span text:style-name="T62">самокат</text:span>.</text:p>
      <text:p text:style-name="P56">– Дэш, ты ведь сможешь буксировать его на лету?</text:p>
      <text:p text:style-name="P56">– Этот? Конечно могу! Плёвое дело!</text:p>
      <text:p text:style-name="P56">– А со мной?</text:p>
      <text:p text:style-name="P56">– <text:span text:style-name="T62">Хмм. </text:span>Понимаю, к чему ты клонишь.</text:p>
      <text:p text:style-name="P56">Пегаска критически оглядела меня.</text:p>
      <text:p text:style-name="P57">– В тебе <text:span text:style-name="T62">около </text:span>семьдесят<text:span text:style-name="T62">и пяти </text:span>килограмм<text:span text:style-name="T62">ов</text:span>. Раньше я троих таких как ты могла бы в воздухе нести, не то, что по земле тянуть. Но сейчас — не <text:span text:style-name="T62">знаю</text:span>. <text:span text:style-name="T62">Ещё в Фетлоке я чуть не надорвалась, когда тащила тебя с крыши. А сейчас я намного слабее и <text:s/></text:span>чувствую <text:s/>себя как старая больная кляча. То есть, кое-как летать, чуть похуже Флаттершай, ещё могу. А насчёт <text:span text:style-name="T63">буксировки</text:span> — не уверена. <text:span text:style-name="T62">Надо попробовать.</text:span></text:p>
      <text:p text:style-name="P57">…</text:p>
      <text:p text:style-name="P59">Когда руль самоката начал у меня в руках вибрировать от скорости, я заорал:</text:p>
      <text:p text:style-name="P59">– Сто-о-ой!!! Хватит! Испытание пройдено! Не увлекайся!!!</text:p>
      <text:p text:style-name="P59">Пегаска приземлилась и, выплюну<text:span text:style-name="T65">в</text:span> поводья изо рта, <text:span text:style-name="T64">встала в гордую позу</text:span>.</text:p>
      <text:p text:style-name="P60">– Я ещё и не начинала! <text:span text:style-name="T64">Так, только чуть-чуть размялась!</text:span></text:p>
      <text:p text:style-name="P65">Я положил самокат и на трясущихся ногах приближался к ней. <text:span text:style-name="T71">Сердце ходило ходуном где-то в районе пяток.</text:span></text:p>
      <text:p text:style-name="P61">– <text:span text:style-name="T66">Дэш, ты это нарочно? Про «клячу» и всё такое?</text:span></text:p>
      <text:p text:style-name="P61">– <text:span text:style-name="T66">А что такое? </text:span>– <text:span text:style-name="T66">невинно спросила пегаска, полуобернувшись ко мне задом.</text:span></text:p>
      <text:p text:style-name="P61">– <text:span text:style-name="T66">А ничего. </text:span>– <text:span text:style-name="T66">нарочито спокойно сказал я, демонстративно закатывая рукава.</text:span></text:p>
      <text:p text:style-name="P61">– <text:span text:style-name="T66">Чего «ничего»? </text:span>– <text:span text:style-name="T66">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span></text:p>
      <text:p text:style-name="P62">– <text:s/><text:span text:style-name="T67">А того, что я тебя сейчас!..</text:span></text:p>
      <text:p text:style-name="P149">ХЛОП!</text:p>
      <text:p text:style-name="P66">Разделяющий нас метр я преодолел в прыжке. Но я ошибся, думая, что пегаска в последнее мгновение даст дёру. Она, <text:span text:style-name="T69">наоборот, подалась чуть назад.</text:span> <text:span text:style-name="T69">Я</text:span> наткну<text:span text:style-name="T70">лся</text:span> на её круп, споткнулся и лёг на неё всем весом.</text:p>
      <text:p text:style-name="P63">– <text:s/><text:span text:style-name="T68">Бггг! </text:span>– <text:s/><text:span text:style-name="T69">заржала пегаска.</text:span></text:p>
      <text:p text:style-name="P61"/>
      <text:p text:style-name="P61"/>
      <text:p text:style-name="P61"/>
      <text:p text:style-name="P61"/>
      <text:p text:style-name="P61"/>
      <text:p text:style-name="P60"><text:soft-page-break/>– <text:span text:style-name="T64">Вот и отлично, значит, твои мучения окончились. Фургон оставляем тут. С той скоростью, с которой ты буксируешь самокат, через день-два будем в Понивилле.</text:span></text:p>
      <text:p text:style-name="P60">– <text:span text:style-name="T64">Так точно, шеф! </text:span>– <text:span text:style-name="T64">пегаска шутливо отдала честь. </text:span>– <text:span text:style-name="T64">Когда будем выдвигаться?</text:span></text:p>
      <text:p text:style-name="P64"><text:span text:style-name="T63">– </text:span>Как только я соберу рюкзак.</text:p>
      <text:p text:style-name="P64">…</text:p>
      <text:p text:style-name="P64"/>
      <text:p text:style-name="P59"/>
      <text:p text:style-name="P50">&lt;<text:span text:style-name="T21">Макс с Дэш «грабят» Филлидельфию. Во время «грабежа» Макс оставляет на прилавках «ограбляемых» лавок последние монетки — и потом говорит: «если так пойдёт и дальше, придётся тебе сдать менч копам за вознаграждение»</text:span></text:p>
      <text:p text:style-name="P39">- А как же ты? - не поняла шутки Дэш</text:p>
      <text:p text:style-name="P50"><text:span text:style-name="T21">- Ты меня всё равно как-нибудь вытащишь потом — отмахнулся я</text:span>&gt;</text:p>
      <text:p text:style-name="P50"/>
      <text:p text:style-name="P56">&lt;<text:span text:style-name="T20">Во время «грабежа» Филлидельфии Макс находит скутер — и дальше Дэш буксирует его на лету. Фургон они бросают в Филлидельфии</text:span>&gt;</text:p>
      <text:p text:style-name="P56"/>
      <text:p text:style-name="P56">&lt;<text:span text:style-name="T20">Для облегчения веса скутера Дэш выкидывает почти всё из рюкзака Макса</text:span>&gt;</text:p>
      <text:p text:style-name="P56"/>
      <text:p text:style-name="P56">&lt;<text:span text:style-name="T20">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text:span>&gt;</text:p>
      <text:p text:style-name="P56"/>
      <text:p text:style-name="P50">&lt;<text:span text:style-name="T21">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0"/>
      <text:p text:style-name="P50">&lt;<text:span text:style-name="T21">В сцене прощания (во сне): </text:span></text:p>
      <text:p text:style-name="P50"><text:span text:style-name="T21">- Учти, я нисколечко не жалею о наших поебушках! Даже если это было и не по-настоящему! А если по-настоящему — тем более!</text:span>&gt;</text:p>
      <text:p text:style-name="P56"/>
      <text:p text:style-name="P50">&lt;<text:span text:style-name="T21">Глава 15: Филлидельфия, поход к Вечнодикому лесу, 34, Понивилль</text:span></text:p>
      <text:p text:style-name="P39">Глава 16: Эксперимент в Понивилле, сон Макса</text:p>
      <text:p text:style-name="P39">Глава 17: Возвращение в Кантерлот. Переговоры с Луной. Крушение Кантерлота. Появление парящего Замка</text:p>
      <text:p text:style-name="P39">Глава 18: Возвращение к Замку Двух Сестёр на парящем замке.</text:p>
      <text:p text:style-name="P50"><text:span text:style-name="T21">Дальше — использовать по-максимуму уже написанное</text:span>&gt;</text:p>
      <text:p text:style-name="P56"/>
      <text:p text:style-name="P56"/>
      <text:p text:style-name="P50">&lt;<text:span text:style-name="T21">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0"/>
      <text:p text:style-name="P50"><text:soft-page-break/>&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0"/>
      <text:p text:style-name="P50">&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0"/>
      <text:p text:style-name="P50">&lt;<text:span text:style-name="T21">У Вечнодикого леса Дэш сама рассказывает Максу сказку о Ксенофилии</text:span>&gt;</text:p>
      <text:p text:style-name="P56"/>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6"/>
      <text:p text:style-name="P56"/>
      <text:p text:style-name="P50"/>
      <text:p text:style-name="P50">- <text:span text:style-name="T1">Почему ты не хочешь сказать, что ты увидела во время эксперимента? Почему ты сказала: «Человеки рулят»?</text:span></text:p>
      <text:p text:style-name="P56">- Это к делу не относится. - в который раз угрюмо ответила Дэш.</text:p>
      <text:p text:style-name="P50">- <text:span text:style-name="T1">Думаешь, я не видел, как ты следила за мной в Понивиле??!</text:span></text:p>
      <text:p text:style-name="P5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6">Дэш помчалась в лес не разбирая дороги.</text:p>
      <text:p text:style-name="P56"/>
      <text:p text:style-name="P50">&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6"/>
      <text:p text:style-name="P118"><text:span text:style-name="T8"><text:s/>&lt;</text:span><text:span text:style-name="T25"> - </text:span><text:span text:style-name="T20">Я не могу быть вашим спасителем! Я намного хуже и испорченнее вас!</text:span><text:span text:style-name="T8">&gt;</text:span></text:p>
      <text:p text:style-name="P56"/>
      <text:p text:style-name="P50">&lt;<text:span text:style-name="T21">Главы с Максом и Дэш — в стиле «Криминального чтива»</text:span>&gt;</text:p>
      <text:p text:style-name="P56"/>
      <text:p text:style-name="P50">&lt;<text:span text:style-name="T20"> - </text:span><text:span text:style-name="T21">Но ты сгоришь! Я не готова без помощи Селестии провести эксперимент на тебе!</text:span></text:p>
      <text:p text:style-name="P39">Я устало закрыл глаза.</text:p>
      <text:p text:style-name="P50"><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50"/>
      <text:p text:style-name="P50">&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0"/>
      <text:p text:style-name="P40"><text:soft-page-break/></text:p>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52">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1">Дэш, ты действительно самая крутая! Тебе пришлось пережить даже смерть!</text:span></text:p>
      <text:p text:style-name="P37">- Верно, что ль? Офигеть!</text:p>
      <text:p text:style-name="P46"/>
      <text:p text:style-name="P40"/>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text:soft-page-break/>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
      <text:p text:style-name="P34">&lt;<text:span text:style-name="T1">Добавить в фанфик самбу</text:span>&gt;</text:p>
      <text:p text:style-name="P34"/>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0"/>
      <text:p text:style-name="P46">&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1">- В законе не указана конкретный соправитель Диархии!</text:span>&gt;</text:p>
      <text:p text:style-name="P46"/>
      <text:p text:style-name="P46">&lt;<text:span text:style-name="T21">Заговорщики таки подняли восстание после исчезновения Селестии. Они обвинили Луну и Макса в узурпации власти</text:span>&gt;</text:p>
      <text:p text:style-name="P46"/>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text:soft-page-break/></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1">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oft-page-break/><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1">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5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8">&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8">&gt;</text:span></text:p>
      <text:p text:style-name="P2"/>
      <text:p text:style-name="P4">***</text:p>
      <text:p text:style-name="P15"/>
      <text:p text:style-name="P14"/>
      <text:p text:style-name="P15"><text:span text:style-name="T45">&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oft-page-break/><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59" text:outline-level="2">Рейд пони-рэйнджеров</text:h>
      <text:p text:style-name="P2"/>
      <text:p text:style-name="P30">(леденящий душу триллер, музыка тревожная)</text:p>
      <text:p text:style-name="P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oft-page-break/><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9">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1">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8">&lt;</text:span><text:span text:style-name="T20">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0">???</text:span><text:span text:style-name="T8">&gt;</text:span></text:p>
      <text:p text:style-name="P2">Луна обошла Кимеринна. </text:p>
      <text:p text:style-name="P2"><text:soft-page-break/><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59"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0">гидрорысью</text:span><text:span text:style-name="T8">&gt;</text:span> и нападением <text:span text:style-name="T8">&lt;</text:span><text:span text:style-name="T20">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0">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5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text:soft-page-break/></text:p>
      <text:p text:style-name="P101"/>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9" text:outline-level="2">В библиотеке замка Селестии</text:h>
      <text:p text:style-name="P110"/>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0">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0">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0">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9" text:outline-level="2">Понивилль</text:h>
      <text:p text:style-name="P2"/>
      <text:h text:style-name="P159" text:outline-level="2"><text:soft-page-break/>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p>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text:soft-page-break/>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4"/>
      <text:h text:style-name="P159" text:outline-level="2">Первый сеанс двойного сна. Рэрити</text:h>
      <text:p text:style-name="P2"/>
      <text:p text:style-name="P2"><text:span text:style-name="T8">&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0">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oft-page-break/><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9" text:outline-level="2">Сон Макса</text:h>
      <text:p text:style-name="P110"/>
      <text:p text:style-name="P2"><text:span text:style-name="T8">&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5">–</text:span><text:span text:style-name="T20"> Готова, </text:span><text:span text:style-name="T25">–</text:span><text:span text:style-name="T20">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text:soft-page-break/></text:p>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
      <text:h text:style-name="P159"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0">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oft-page-break/><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0">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25">–</text:span><text:span text:style-name="T20"> Пинки? </text:span><text:span text:style-name="T25">–</text:span><text:span text:style-name="T20"> Дэш сморщила нос. </text:span><text:span text:style-name="T25">–</text:span><text:span text:style-name="T20"> Я скажу ей, чтоб больше не </text:span><text:span text:style-name="T25">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0">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oft-page-break/><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5">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oft-page-break/><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oft-page-break/><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0">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10"/>
      <text:p text:style-name="P110"/>
      <text:p text:style-name="P110"/>
      <text:p text:style-name="P110"/>
      <text:p text:style-name="P2"><text:span text:style-name="T8">&lt;</text:span><text:span text:style-name="T20">Подходя к замку Принцесс, Дэш рассказывает Максу обо сне, который она утаила - с Леро.</text:span><text:span text:style-name="T8">&gt;</text:span> </text:p>
      <text:p text:style-name="P2"><text:span text:style-name="T8">&lt;</text:span><text:span text:style-name="T20">Кто следующий готов рассказывать?</text:span></text:p>
      <text:p text:style-name="P32">Пинки дёрнулась на месте, но промолчала.</text:p>
      <text:p text:style-name="P2"><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8">&gt;</text:span></text:p>
      <text:p text:style-name="P2"><text:span text:style-name="T8">&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text:span><text:soft-page-break/><text:span text:style-name="T20">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59"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59"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1">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1">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oft-page-break/><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9" text:outline-level="2">Поиск решения</text:h>
      <text:p text:style-name="P110"/>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text:soft-page-break/>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1">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8">&gt;</text:span></text:p>
      <text:p text:style-name="P2"/>
      <text:h text:style-name="P159"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1">Дуглас </text:span><text:span text:style-name="T25">—</text:span><text:span text:style-name="T21"> </text:span><text:span text:style-name="T25">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0">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0">двухмесячной</text:span><text:span text:style-name="T8">&gt;</text:span> давности осталось лишь направление движения.</text:p>
      <text:p text:style-name="P2">И опять, как <text:span text:style-name="T8">&lt;</text:span><text:span text:style-name="T20">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0">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soft-page-break/>…</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5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0">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oft-page-break/><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0">трёх</text:span><text:span text:style-name="T8">&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0">три месяца</text:span><text:span text:style-name="T8">&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5"/>
      <text:p text:style-name="P2"><text:span text:style-name="T8">&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9" text:outline-level="2">Безнадёжность</text:h>
      <text:p text:style-name="P15">&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0">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0">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0">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0">пять</text:span><text:span text:style-name="T8">&gt;</text:span>длинную прореху в куртке, <text:span text:style-name="T8">&lt;</text:span><text:span text:style-name="T20">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0">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20">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0">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20">улучшить</text:span><text:span text:style-name="T8">&gt;</text:span>. А тот случай, когда мне пришлось зашивать тебе куртку после нападения убийц <text:span text:style-name="T8">&lt;</text:span><text:span text:style-name="T20">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9" text:outline-level="2">След?</text:h>
      <text:p text:style-name="P110"/>
      <text:p text:style-name="P2"><text:span text:style-name="T8">&lt;</text:span><text:span text:style-name="T20">сначала эпизод - проверка сумки в серверной</text:span><text:span text:style-name="T8">&gt;</text:span></text:p>
      <text:p text:style-name="P2"><text:span text:style-name="T8">&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0">“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oft-page-break/><text:span text:style-name="T8">&lt;</text:span><text:span text:style-name="T20">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0">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0">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9" text:outline-level="2">Озарение</text:h>
      <text:p text:style-name="P2"/>
      <text:p text:style-name="P2"><text:span text:style-name="T8">&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90"><text:soft-page-break/></text:p>
      <text:p text:style-name="P9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0"/>
      <text:p text:style-name="P86">Разговор не клеился.</text:p>
      <text:p text:style-name="P9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0"><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0"><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0"><text:span text:style-name="T8">– </text:span>Ну хорошо. Убедила. В конце-концов, можем поступить так. Вы с Флатти вернётесь обратно а я продолжу поиски здесь.</text:p>
      <text:p text:style-name="P90"><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90"><text:span text:style-name="T8">– </text:span>Вы можете связываться со мной раз в месяц по коридору.</text:p>
      <text:p text:style-name="P90"><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0"><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0">Эпплджек недоверчиво хмыкнула.</text:p>
      <text:p text:style-name="P90"><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0"><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0"><text:span text:style-name="T8">– </text:span>Конечно оставаться. Кто ещё, кроме нас, может найти её?</text:p>
      <text:p text:style-name="P90"><text:span text:style-name="T8">– </text:span>Я думал, ты не сможешь оставить Энджела и всех остальных надолго.</text:p>
      <text:p text:style-name="P90"><text:soft-page-break/><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8">– </text:span>Извини, Флаттершай, забылся.</text:p>
      <text:p text:style-name="P95"><text:span text:style-name="T8">– </text:span>Та ладно, я ж не против, – возразила Эпплджек. – Не парься, Флатти. Было б хуже, если б он <text:s/>назвал меня Эпплджек на людях.</text:p>
      <text:p text:style-name="P95"><text:span text:style-name="T8">– </text:span>Ты так... – запнулась Флаттершай. – Так быстро забыла свою ферму. И...</text:p>
      <text:p text:style-name="P95"><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8">– </text:span>Как ты можешь так говорить? – расплакалась Флаттершай.</text:p>
      <text:p text:style-name="P95"><text:span text:style-name="T8">– </text:span>Эй, девушки, не ссорьтесь! Мы — одна команда! И надеюсь, останемся ею и в дальнейшем. </text:p>
      <text:list xml:id="list3083302869787718921" text:style-name="L5">
        <text:list-header>
          <text:p text:style-name="P15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pan text:style-name="T8">– </text:span>А если нет? – Эпплджек смотрела мне мне прямо в глаза.</text:p>
      <text:list xml:id="list193617973122930" text:continue-numbering="true" text:style-name="L5">
        <text:list-header>
          <text:p text:style-name="P150">Я молча пожал плечами. Эпплджек уверенно продолжила.</text:p>
        </text:list-header>
      </text:list>
      <text:p text:style-name="P95"><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8">– </text:span>Спасибо, ЭйДжей.</text:p>
      <text:p text:style-name="P95"><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617366621851" text:continue-numbering="true" text:style-name="L5">
        <text:list-header>
          <text:p text:style-name="P150">Флаттершай пробормотала нечто, показавшееся мне знакомым.</text:p>
        </text:list-header>
      </text:list>
      <text:p text:style-name="P95"><text:span text:style-name="T8">– </text:span>Флатти, ты что-то сказала? Я не расслышал.</text:p>
      <text:p text:style-name="P95"><text:span text:style-name="T8">– </text:span>Намерение Изменяет Реальность.</text:p>
      <text:p text:style-name="P95"><text:span text:style-name="T8">– </text:span>Эээ. А где ты слышала эту фразу, если не секрет?</text:p>
      <text:p text:style-name="P95"><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617191587037" text:continue-numbering="true" text:style-name="L5">
        <text:list-header>
          <text:p text:style-name="P150">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8">– </text:span>Флатти, ЭйДжей, буду через час. Ждите!</text:p>
      <text:p text:style-name="P90"/>
      <text:h text:style-name="P158" text:outline-level="2">Почти.</text:h>
      <text:p text:style-name="P107"/>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8">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58" text:outline-level="2">Дискорд</text:h>
      <text:p text:style-name="P110"/>
      <text:p text:style-name="P107">Девушки поспешно собирались, пока я растолковывал им задачу.</text:p>
      <text:p text:style-name="P107"><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7"><text:span text:style-name="T8">– </text:span>Это тот твой приятель, который разбился с полгода назад? – спросила Эпплджек.</text:p>
      <text:p text:style-name="P107"><text:span text:style-name="T8">– </text:span>Да, это он.</text:p>
      <text:p text:style-name="P107"><text:span text:style-name="T8">– </text:span>А как мы попадём в его квартиру? Там сейчас кто-то живёт? – Флаттершай прыгала на одной ноге, натягивая кед.</text:p>
      <text:p text:style-name="P107"><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8">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0">Плохо написано!</text:span><text:span text:style-name="T8">&gt;</text:span></text:p>
      <text:p text:style-name="P108"><text:soft-page-break/>Я поднёс брелок пропуска к домофону, но дверь подъезда не открылась. Замигала красная лампочка и зажужжал зуммер.</text:p>
      <text:p text:style-name="P108">Я выругался.</text:p>
      <text:p text:style-name="P108"><text:span text:style-name="T8">– </text:span>Макс, что случилось? У нас проблемы?</text:p>
      <text:p text:style-name="P108"><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8"><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8"><text:span text:style-name="T8">– </text:span>Нет нужды. Лучше станьте-ка сзади меня так, чтобы заслонить от этих бабулек и от вооон той камеры наблюдения.</text:p>
      <text:list xml:id="list543766513625708613" text:style-name="L6">
        <text:list-header>
          <text:p text:style-name="P15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1"><text:span text:style-name="T8">– </text:span>Девушки, заходим.</text:p>
      <text:p text:style-name="P9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0"><text:span text:style-name="T1">Компьютер</text:span> стоял там же, где и обычно <text:span text:style-name="T1">— в личном кабинете Влада на столе у окна.</text:span></text:p>
      <text:p text:style-name="P131"><text:span text:style-name="T8">– </text:span>Макс, тут окно разбито! И верёвка какая-то висит. – крикнула Флаттершай из кухни.</text:p>
      <text:p text:style-name="P131"><text:span text:style-name="T8">– </text:span>Оставь, Флатти, не сейчас! – отмахнулся я.</text:p>
      <text:p text:style-name="P138">Лампочка питания на ноутбуке горела, <text:s/>но подключенный монитор оставался тёмным. Я постучал по пробелу, но безрезультатно.</text:p>
      <text:p text:style-name="P131"><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31"><text:span text:style-name="T8">– </text:span>Монитор выключен. – <text:s/>раздалось из угла. Кресло с высокой спинкой повернулось, открыв нашим взорам Дискорда. </text:p>
      <text:p text:style-name="P13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1">Он приподнял панамку, дурашливо здороваясь.</text:p>
      <text:p text:style-name="P131"><text:soft-page-break/><text:span text:style-name="T8">– </text:span>Оп-па! – пробормотала Эпплджек. – Нежданчик!</text:p>
      <text:p text:style-name="P131"><text:span text:style-name="T8">– </text:span>Ты, я вижу, времени не терял, – моя рука под прикрытием стола медленно тянулась к тяжёлой фарфоровой кружке, стоящей на краю.</text:p>
      <text:p text:style-name="P111"><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1"><text:span text:style-name="T8">– </text:span>А почему ты вообще решил искать нас тут? – спросила Эпплджек. – Приехал бы домой. Мы б тебя чаем напоили.</text:p>
      <text:p text:style-name="P111"><text:span text:style-name="T8">– </text:span>Видишь ли, дорогая Эй-Джей, я с самого начала знал, где находится наша уважаемая принцесса, а времени в обрез, так что...</text:p>
      <text:p text:style-name="P119">В проёме дверей появилась Флаттершай.</text:p>
      <text:p text:style-name="P111"><text:span text:style-name="T8">– </text:span>С кем это вы тут разговариваете?</text:p>
      <text:list xml:id="list5836268350664689917" text:style-name="L7">
        <text:list-header>
          <text:p text:style-name="P16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9">Оглушённый Дискорд попытался было отъехать на кресле в сторону, но я припёр его стулом к стенке.</text:p>
      <text:p text:style-name="P111">– Жанна, Флатти, хватайте ноут и на выход! Я с ним разберусь! Не теряйте вре...!</text:p>
      <text:p text:style-name="P111">– ТЫ ИДИО...!!!</text:p>
      <text:p text:style-name="P111">Дискорд <text:s/>зорал одновременно со мной, прикрываясь от меня руками, когда раздался оглушительный</text:p>
      <text:p text:style-name="P111">...</text:p>
      <text:p text:style-name="P112">БАХ!!!</text:p>
      <text:p text:style-name="P111">…</text:p>
      <text:p text:style-name="P11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1">На лице Дискорда появилось удивлённо-мечтательное выражение и он вырубился.</text:p>
      <text:p text:style-name="P131"/>
      <text:h text:style-name="P159" text:outline-level="2">Селестия</text:h>
      <text:p text:style-name="P131"/>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1">Включенный монитор показал схематическое изображение Селестиии, </text:p>
      <text:p text:style-name="P132">&gt;\<text:span text:style-name="T1">Привет, Селестия. Это Макс. Как себя чувствуешь?</text:span></text:p>
      <text:p text:style-name="P132">&lt;\<text:span text:style-name="T1">Макс? МАКС??? МА-А-А-АКС!!! НАКОНЕЦ-ТО! КАК Я РАДА ТЕБЯ СЛЫШАТЬ! </text:span></text:p>
      <text:p text:style-name="P132">&gt;\<text:span text:style-name="T1">Я рад, что нашёл тебя, Тия.</text:span></text:p>
      <text:p text:style-name="P13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2">&gt;\<text:span text:style-name="T1">Тия, я сейчас подключу микрофон и колонки, и мы сможем общаться более удобно.</text:span></text:p>
      <text:p text:style-name="P131">…</text:p>
      <text:p text:style-name="P131">– Привет опять. Как ты меня слышишь?</text:p>
      <text:p text:style-name="P131"><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2">– <text:span text:style-name="T1">Могу себе представить. Как-то раз я провёл три часа камере сенсорной депривации. Мне не понравилось.</text:span></text:p>
      <text:p text:style-name="P131">– Эммм... Ваше Высочество, вы в порядке? Мы так рады, что наконец-то нашли Вас! – вклинилась в разговор Эпплджек.</text:p>
      <text:p text:style-name="P131">– Кто тут? Макс, кто ещё с тобой?</text:p>
      <text:p text:style-name="P132"><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2">– <text:span text:style-name="T1">Девочки? Я рада вас слышать. А Твайлайт нет рядом?</text:span></text:p>
      <text:p text:style-name="P13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1">При этих словах Дискорд замычал и задёргался. Эпплджек нахмурилась и проверила верёвки, привязывающие его к спинке стула.</text:p>
      <text:p text:style-name="P13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1">– Ноутбук — так называется место, где я нахожусь сейчас? А кто это мычит?</text:p>
      <text:p text:style-name="P13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1">– О, духи предков, но зачем??? Почему у него кляп во рту?</text:p>
      <text:p text:style-name="P131">– Мы связали его. Он нас предал. И тебя. И Эквестрию. Всех.</text:p>
      <text:p text:style-name="P131">При этих словах Эпплджек и Флаттершай непонимающе уставились на меня, а Дискорд протестующе замычал.</text:p>
      <text:p text:style-name="P131">Я начал рассказывать о своих догадках, и непонимающее выражение на лицах девушек сменилось удивлением.</text:p>
      <text:p text:style-name="P13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1">– А зачем тогда ты приложила его книгой? – непонимающе уставился я на неё.</text:p>
      <text:p text:style-name="P131">– Потому что ты напал на него. Я и подумала — тебе виднее. И подсобила.</text:p>
      <text:p text:style-name="P131">Флаттершай отрицающе мотнула головой.</text:p>
      <text:p text:style-name="P131">– Не может Дискорд быть предателем. Он мой друг.</text:p>
      <text:p text:style-name="P131">Дискорд благодарственно замычал и закивал головой.</text:p>
      <text:p text:style-name="P13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1">Дискорд завёл глаза на лоб и обречённо завыл.</text:p>
      <text:p text:style-name="P131">– Макс, постой. Дай мне поговорить с ним. – сказала Селестия. – Не могу поверить, что Дискорд на такое пошёл.</text:p>
      <text:p text:style-name="P131">– Ну хорошо. Поговори. Послушаем, что он скажет.</text:p>
      <text:p text:style-name="P131">Я красноречиво покачал кулак перед его носом и вытащил кляп.</text:p>
      <text:p text:style-name="P131">...</text:p>
      <text:p text:style-name="P120"><text:soft-page-break/>– Ффы, тьфу, пффф, пфу! <text:span text:style-name="T8">&lt;</text:span><text:span text:style-name="T20">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20">– Это я-то устраиваю цирк?!! ДА ТЫ НА СЕБЯ ПОСМОТРИ, КЛОУН!!! На людей кидаешься, чашками бросаешься, вон, мне нос разбил! Дерёшься...</text:p>
      <text:p text:style-name="P120">Я угрожающе поднёс тряпку к лицу Дискорда.</text:p>
      <text:p text:style-name="P120">– Ещё одно слово в таком тоне, и ты заткнёшься, а мы уйдём в Эквестрию без тебя!</text:p>
      <text:p text:style-name="P12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0">Дискорд демонстративно закрыл рот и посвистывая уставился в потолок.</text:p>
      <text:p text:style-name="P120">Разговор зашёл в тупик.</text:p>
      <text:p text:style-name="P123"/>
      <text:p text:style-name="P124">На мониторе высветился текст:</text:p>
      <text:p text:style-name="P12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4"/>
      <text:p text:style-name="P124">Из колонок послышался лёгкий шорох.</text:p>
      <text:p text:style-name="P120">– Дик, сейчас не время для ссор. – голос Селестии был мягким, но настойчивым. – Мы в одной лодке.</text:p>
      <text:p text:style-name="P120">– Тебе легко говорить! Тебе не разбивали нос и не оскорбляли угрозами!</text:p>
      <text:p text:style-name="P120">– Ты должен понимать, что у Макса были все основания так себя вести. Твоё поведение вызвало подозрения у него, ведь он мало тебя знает. </text:p>
      <text:p text:style-name="P120">К уговорам Селестии присоединилась Флаттершай.</text:p>
      <text:p text:style-name="P120">– Дискорд, миленький, прости его. Макс хороший. Он просто не знал, что ты тоже хороший...</text:p>
      <text:p text:style-name="P120">У Дискорда покраснели уши и он засмущался и заворчал.</text:p>
      <text:p text:style-name="P12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0">Я пропустил «дятла» мимо ушей.</text:p>
      <text:p text:style-name="P12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1">***</text:p>
      <text:p text:style-name="P12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0"><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0">Потому разбрасываться такой возможностью не стоит. Если уж тебе повезло оказаться в новом мире — исследуй его сполна!..</text:p>
      <text:p text:style-name="P121">***</text:p>
      <text:p text:style-name="P126">&lt;<text:span text:style-name="T21">сюда можно вставить похождения Дискорда — вторая неопубликованная глава. Первая — секс с Селестией</text:span>&gt;</text:p>
      <text:p text:style-name="P121">***</text:p>
      <text:p text:style-name="P124">– Развяжите мне, наконец, руки! Или хотя бы одну. Плечами жестикулировать неудобно.... </text:p>
      <text:p text:style-name="P124">Я развязал Дискорду левую руку.</text:p>
      <text:p text:style-name="P12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4">Дискорд принялся разминать затёкшее запястье.</text:p>
      <text:p text:style-name="P12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4">– Какое письмо, Корди? – вскинулась до этого зачарованно слушавшая Дискорда Флаттершай.</text:p>
      <text:p text:style-name="P124">– Ну ваше же! Вы с Эпплджек написали мне о своих мытарствах тут. Вежливо так написали, спасибо...</text:p>
      <text:p text:style-name="P124">Флаттершай покрылась пунцовыми пятнами.</text:p>
      <text:p text:style-name="P124">– Я... Мы... – тут она совсем стушевалась.</text:p>
      <text:p text:style-name="P124">– Так а почему ты сказал, что никто не уйдёт в Эквестрию? – наконец перебила Дискорда скучавшая до этого Эпплджек.</text:p>
      <text:p text:style-name="P124">Дискорд уставился на неё долгим взглядом, а потом хлопнул себя по лбу.</text:p>
      <text:p text:style-name="P12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5">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24">– И что? – продолжила его мысль Эпплджек.</text:p>
      <text:p text:style-name="P124">– Эквестрийские <text:span text:style-name="T8">&lt;</text:span><text:span text:style-name="T20">три месяца</text:span><text:span text:style-name="T8">&gt;</text:span> КО-РО-ЧЕ местных. – с нажимом повторил Дискорд. – По моим подсчётам, на два дня.</text:p>
      <text:p text:style-name="P124">– И?!! – до меня уже дошло, но Эпплджек продолжала тупить.</text:p>
      <text:p text:style-name="P124"><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24">– СКОЛЬКО??? – воскликнули хором я и девушки.</text:p>
      <text:p text:style-name="P124">Дискорд открыл было рот, но его слова заглушил звонок в дверь.</text:p>
      <text:p text:style-name="P124">– ОТКРОЙТЕ, ПОЛИЦИЯ! Вам даётся полминуты, чтобы открыть дверь. Через тридцать секунд дверь будет выбита!</text:p>
      <text:p text:style-name="P12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4">Блядь!</text:p>
      <text:p text:style-name="P124">– На крышу, живо!!! Через окно на кухне! – зашипел Дискорд, отчаянно дёргая узлы свободной рукой.</text:p>
      <text:p text:style-name="P124">Эпплджек, одной рукой сгребя в охапку ноутбук, второй увлекая Флаттершай, кинулась на кухню.</text:p>
      <text:p text:style-name="P124">– А толку? Куда мы с крыши денемся? – спросил я растерянно. Дискорд только раздражённо зарычал в ответ.</text:p>
      <text:p text:style-name="P120">Дверь содрогнулась от мощного удара. Послышался стук падающей штукатурки. Я сломя голову кинулся на кухню.</text:p>
      <text:p text:style-name="P120">– Развяжи меня, идиот!!! – гаркнул вдогонку Дискорд.</text:p>
      <text:p text:style-name="P12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 </text:p>
      <text:p text:style-name="P12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0">Верёвка в кухонном окне дёргалась от движений лезущих по ней Флатти и Эпплджек. Я словил её рукой и стал на подоконник.</text:p>
      <text:p text:style-name="P120">Чёрт!</text:p>
      <text:p text:style-name="P12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0">Но нет, триста тысяч чертей, раз девушки смогли – я тоже смогу!</text:p>
      <text:p text:style-name="P12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0">Чёрт! Чёрт! Чёрт! Чёрт!</text:p>
      <text:p text:style-name="P120">Бля!!!...</text:p>
      <text:p text:style-name="P120">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20"/>
      <text:h text:style-name="P159" text:outline-level="2">Назад, в Эквестрию</text:h>
      <text:p text:style-name="P120"/>
      <text:p text:style-name="P120">Долго паниковать не пришлось. </text:p>
      <text:p text:style-name="P120">Я почувствовал сильный рывок за шиворот и захват поперёк груди. </text:p>
      <text:p text:style-name="P120">– ОТПУСТИ ДЕВЧОНКУ!!! – загрохотало мне в ухо. Я открыл глаза.</text:p>
      <text:p text:style-name="P12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0">Я чуть поднял глаза и уставился в чешуйчатую морду дракон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0">Наконец это ему удалось, и дальнейший подъём на крышу происходил в молчании.</text:p>
      <text:p text:style-name="P12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0">Флаттершай оторвала заплаканное лицо от моей ветровки.</text:p>
      <text:p text:style-name="P120"><text:soft-page-break/>– Да-да, ты прав, Корди. Я готова.</text:p>
      <text:p text:style-name="P120">На длинной шее Дискорд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0">И мы полетели навстречу закату.</text:p>
      <text:p text:style-name="P12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0">Впереди по курсу увеличивалась громада моей высотки. Дискорд летел прямо на разрыв в ограждении, который я проделал <text:span text:style-name="T8">&lt;</text:span><text:span text:style-name="T20">полгода</text:span><text:span text:style-name="T8">&gt;</text:span> назад своим проходом в Эквестрию.</text:p>
      <text:p text:style-name="P12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0">– Пристегните ремни! – проревел Дискорд, резко ускоряясь. – Будет весело!!!</text:p>
      <text:p text:style-name="P12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0">– ЙУУУУУУУХХХУУУУУ!!! – заорал Дискорд, сложил крылья и врезался в шар.</text:p>
      <text:p text:style-name="P125">&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4" text:outline-level="1">Беседа за столиком в ночи</text:h>
      <text:p text:style-name="P92">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0"><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90"><text:span text:style-name="T1">– </text:span>Анакорн. <text:span text:style-name="T1">– о</text:span>трекомендовался он. <text:span text:style-name="T8">– </text:span><text:span text:style-name="T1">Демиург.</text:span></text:p>
      <text:p text:style-name="P90"><text:span text:style-name="T1">– </text:span>П-привет. Макс. <text:span text:style-name="T1">– в</text:span> смятении представился я.</text:p>
      <text:p text:style-name="P9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0"><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5"/>
      <text:p text:style-name="P9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0"><text:span text:style-name="T1">Юноша</text:span> закинул ногу за ногу и пытливо смотрел на меня, играя карандашём .</text:p>
      <text:p text:style-name="P90">Я совсем запутался.</text:p>
      <text:p text:style-name="P90"><text:span text:style-name="T1">– </text:span>Какая проблема? Какое решение? Кто ты <text:span text:style-name="T1">вообще</text:span>?</text:p>
      <text:p text:style-name="P90"><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
      <text:p text:style-name="P95"/>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1">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8">–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8">&lt;</text:span>упомянуть в эпизоде на Терре, что МЛП-сериал закрылся год назад<text:span text:style-name="T8">&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2">–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8">&lt;</text:span><text:span text:style-name="T25">чёрт</text:span><text:span text:style-name="T8">&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3">– Хорошо. Уболтал. Кьютимарки беру на себя. Так и знал, что мне самое трудное достанется!</text:p>
      <text:p text:style-name="P13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3">Анакорн проследил мой взгляд.</text:p>
      <text:p text:style-name="P133">– Нечего так смотреть. Если я стану применять магию вместо ловкости, теряется весь смысл упражнения... О, глянь-ка на Эквус!</text:p>
      <text:p text:style-name="P13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3"/>
      <text:p text:style-name="P135">Да, т<text:span text:style-name="T4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45">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6"/>
      <text:p text:style-name="P13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5"/>
      <text:p text:style-name="P135"/>
      <text:p text:style-name="P133">Я опять задумался. В голове было пусто. Хотя, если подумать с точки зрения программиста, можно... Наверное можно, раз все предыдущее прокатило...</text:p>
      <text:p text:style-name="P134">–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4">– Не понял? Это как? Как ты совместишь разрушенную магическими войнами Эквестрию с романтически-сексуальным раем для попаданцев?</text:p>
      <text:p text:style-name="P134"><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4">Анакорн долго мусолил карандаш, а потом вдруг заржал.</text:p>
      <text:p text:style-name="P134"><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4"><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34">Анакорн примирительно похлопал меня по плечу.</text:p>
      <text:p text:style-name="P134"><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4">Я подозрительно посмотрел на Анакорна.</text:p>
      <text:p text:style-name="P134"><text:span text:style-name="T8">– </text:span>Какой ещё, нафиг, «мой фанфик»? Я никакого фанфика не писал. И не собираюсь, вообще-то.</text:p>
      <text:p text:style-name="P134">Анакорн ехидно ухмыльнулся и откинулся в кресле, переплетя пальцы за затылком.</text:p>
      <text:p text:style-name="P134"><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3"><text:soft-page-break/><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3"><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3"><text:span text:style-name="T8">– </text:span>Факн щит<text:note text:id="ftn13" text:note-class="footnote"><text:note-citation>13</text:note-citation><text:note-body><text:p text:style-name="P12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3">Анакорн развёл руками.</text:p>
      <text:p text:style-name="P133"><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3">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2">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text:soft-page-break/>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5">– А я разве сплю?</text:p>
      <text:p text:style-name="P95">–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8">&lt;</text:span><text:span text:style-name="T20">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text:soft-page-break/>&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8">&lt;</text:span><text:span text:style-name="T20">полгода</text:span><text:span text:style-name="T8">&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0"> - Ты морочила мне яйца, чтобы заинтересовать? Всё, как Свирл указал?</text:span></text:p>
      <text:p text:style-name="P9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2">Я покачал головой.</text:p>
      <text:p text:style-name="P95"><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5">– <text:s text:c="2"/>За благополучие Эквестрии я бы и не ТАК разопнулась.<text:span text:style-name="T8">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0">Селестия кивнула, соглашаясь, и образ её начал меркнуть.</text:p>
      <text:p text:style-name="P125">– <text:span text:style-name="T1">Окей. Будь счастлив и... спасибо тебе за всё, Макс.</text:span></text:p>
      <text:p text:style-name="P120">…</text:p>
      <text:p text:style-name="P12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0">Он нахлобучил на себя невесть откуда взявшуюся двууголку.</text:p>
      <text:p text:style-name="P120">– Как вам это нравится, господа?! Дискорд — спаситель Эквестрии! А ведь звучит!!! Разрешите откланяться!..</text:p>
      <text:p text:style-name="P120"><text:soft-page-break/></text:p>
      <text:list xml:id="list7244877223366022650" text:style-name="L8">
        <text:list-header>
          <text:p text:style-name="P152">(<text:span text:style-name="T27">Луна — как повелительница снов, слышала разговор Макса с Анакорном</text:span>)</text:p>
          <text:p text:style-name="P153"/>
        </text:list-header>
      </text:list>
      <text:p text:style-name="P121">***</text:p>
      <text:p text:style-name="P90"><text:span text:style-name="T1">–</text:span> Ты?..</text:p>
      <text:p text:style-name="P90"><text:span text:style-name="T1">–</text:span> Ты??!</text:p>
      <text:p text:style-name="P90"><text:span text:style-name="T1">–</text:span> Ты мне снишься??</text:p>
      <text:p text:style-name="P90"><text:span text:style-name="T1">–</text:span> Это ты мне снишься!!</text:p>
      <text:p text:style-name="P90"><text:span text:style-name="T1">–</text:span> Неважно… Пусть мы друг-другу снимся… Ты как, Дэш?</text:p>
      <text:p text:style-name="P9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0"><text:span text:style-name="T1">–</text:span> И я в порядке. Вот, возвращаюсь в свой мир. Ну, не совсем в свой. Почти в свой.</text:p>
      <text:p text:style-name="P90"><text:span text:style-name="T1">–</text:span> Навсегда?</text:p>
      <text:p text:style-name="P90"><text:span text:style-name="T1">–</text:span> Скорее всего, да.</text:p>
      <text:p text:style-name="P90"><text:span text:style-name="T1">–</text:span> Это плохо. Я хотела тебе сказать…</text:p>
      <text:p text:style-name="P90"><text:span text:style-name="T1">–</text:span> Не надо, Дэш. Не стоит терзать себя. Мне тоже очень хотелось остаться. Но так надо. Мне очень жаль…</text:p>
      <text:p text:style-name="P9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0"><text:span text:style-name="T1">–</text:span> И тебя, и Твайлайт, и Рэрити, и Селестию, и всех-всех-всех… Таковы правила.</text:p>
      <text:p text:style-name="P90"><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90">Я опустил руку на шею Дэш и ощутил теплоту и лёгкое покалывание в пустоте.</text:p>
      <text:p text:style-name="P90"><text:span text:style-name="T8">–</text:span> Мне кажется, Дэш, <text:span text:style-name="T1">м</text:span>ы найдём способ связаться. Рано или поздно.</text:p>
      <text:p text:style-name="P90"><text:span text:style-name="T1">–</text:span> И лучше рано, чем поздно! Я не люблю ждать!</text:p>
      <text:p text:style-name="P90"><text:span text:style-name="T1">–</text:span> Да, Дэш. <text:span text:style-name="T1">–</text:span> её образ начал таять. <text:span text:style-name="T1">–</text:span> Да, я помню. Я всё ещё помню…</text:p>
      <text:p text:style-name="P90"/>
      <text:h text:style-name="P159" text:outline-level="2">Земля</text:h>
      <text:p text:style-name="P93">Музыкальная тема из бегущего по лезвию бритвы — <text:span text:style-name="T8">Mission impossible</text:span></text:p>
      <text:p text:style-name="P94">&lt;Ужас возвращения из тёплого волшебного мира друзей в холодную скучную реальность.&gt;</text:p>
      <text:p text:style-name="P87"><text:soft-page-break/>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90"/>
      <text:p text:style-name="P90"/>
      <text:p text:style-name="P90"/>
      <text:p text:style-name="P9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0"/>
      <text:p text:style-name="P9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0"><text:soft-page-break/></text:p>
      <text:p text:style-name="P90"/>
      <text:p text:style-name="P90"/>
      <text:p text:style-name="P9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1">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0">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12T19:36:15.375000000</dc:date>
    <meta:editing-duration>P85DT19M58S</meta:editing-duration>
    <meta:editing-cycles>4886</meta:editing-cycles>
    <meta:generator>LibreOffice/5.1.0.3$Windows_x86 LibreOffice_project/5e3e00a007d9b3b6efb6797a8b8e57b51ab1f737</meta:generator>
    <meta:document-statistic meta:table-count="0" meta:image-count="0" meta:object-count="0" meta:page-count="171" meta:paragraph-count="3500" meta:word-count="78335" meta:character-count="519943" meta:non-whitespace-character-count="441445"/>
  </office:meta>
</office:document-meta>
</file>